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Courier New1" svg:font-family="'Courier New', monospace"/>
    <style:font-face style:name="OpenSymbol" svg:font-family="OpenSymbol"/>
    <style:font-face style:name="Roboto" svg:font-family="Roboto, sans-serif"/>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padding="0.0193in" fo:border="0.0008in solid #d9d9e3"/>
    </style:style>
    <style:style style:name="P2" style:family="paragraph" style:parent-style-name="Text_20_body" style:list-style-name="L55">
      <style:paragraph-properties fo:margin-top="0in" fo:margin-bottom="0in" fo:padding="0.0193in" fo:border="0.0008in solid #d9d9e3"/>
    </style:style>
    <style:style style:name="P3" style:family="paragraph" style:parent-style-name="Text_20_body" style:list-style-name="L56">
      <style:paragraph-properties fo:margin-top="0in" fo:margin-bottom="0in" fo:padding="0.0193in" fo:border="0.0008in solid #d9d9e3"/>
    </style:style>
    <style:style style:name="P4" style:family="paragraph" style:parent-style-name="Text_20_body" style:list-style-name="L58">
      <style:paragraph-properties fo:margin-top="0in" fo:margin-bottom="0in" fo:padding="0.0193in" fo:border="0.0008in solid #d9d9e3"/>
    </style:style>
    <style:style style:name="P5" style:family="paragraph" style:parent-style-name="Text_20_body" style:list-style-name="L60">
      <style:paragraph-properties fo:margin-top="0in" fo:margin-bottom="0in" fo:padding="0.0193in" fo:border="0.0008in solid #d9d9e3"/>
    </style:style>
    <style:style style:name="P6" style:family="paragraph" style:parent-style-name="Text_20_body" style:list-style-name="L62">
      <style:paragraph-properties fo:margin-top="0in" fo:margin-bottom="0in" fo:padding="0.0193in" fo:border="0.0008in solid #d9d9e3"/>
    </style:style>
    <style:style style:name="P7" style:family="paragraph" style:parent-style-name="Text_20_body" style:list-style-name="L64">
      <style:paragraph-properties fo:margin-top="0in" fo:margin-bottom="0in" fo:padding="0.0193in" fo:border="0.0008in solid #d9d9e3"/>
    </style:style>
    <style:style style:name="P8" style:family="paragraph" style:parent-style-name="Text_20_body" style:list-style-name="L66">
      <style:paragraph-properties fo:margin-top="0in" fo:margin-bottom="0in" fo:padding="0.0193in" fo:border="0.0008in solid #d9d9e3"/>
    </style:style>
    <style:style style:name="P9" style:family="paragraph" style:parent-style-name="Text_20_body" style:list-style-name="L67">
      <style:paragraph-properties fo:margin-top="0in" fo:margin-bottom="0in" fo:padding="0.0193in" fo:border="0.0008in solid #d9d9e3"/>
    </style:style>
    <style:style style:name="P10" style:family="paragraph" style:parent-style-name="Text_20_body" style:list-style-name="L68">
      <style:paragraph-properties fo:margin-top="0in" fo:margin-bottom="0in" fo:padding="0.0193in" fo:border="0.0008in solid #d9d9e3"/>
    </style:style>
    <style:style style:name="P11" style:family="paragraph" style:parent-style-name="Text_20_body" style:list-style-name="L69">
      <style:paragraph-properties fo:margin-top="0in" fo:margin-bottom="0in" fo:padding="0.0193in" fo:border="0.0008in solid #d9d9e3"/>
    </style:style>
    <style:style style:name="P12" style:family="paragraph" style:parent-style-name="Text_20_body">
      <style:paragraph-properties fo:margin-top="0in" fo:margin-bottom="0in" fo:line-height="192%" fo:background-color="#f7f7f8" fo:padding="0in" fo:border="none" style:writing-mode="lr-tb">
        <style:background-image/>
      </style:paragraph-properties>
    </style:style>
    <style:style style:name="P13" style:family="paragraph" style:parent-style-name="Text_20_body">
      <style:paragraph-properties fo:padding="0.0193in" fo:border="0.0008in solid #d9d9e3"/>
    </style:style>
    <style:style style:name="P14" style:family="paragraph" style:parent-style-name="Text_20_body" style:list-style-name="L55">
      <style:paragraph-properties fo:padding="0.0193in" fo:border="0.0008in solid #d9d9e3"/>
    </style:style>
    <style:style style:name="P15" style:family="paragraph" style:parent-style-name="Text_20_body" style:list-style-name="L56">
      <style:paragraph-properties fo:padding="0.0193in" fo:border="0.0008in solid #d9d9e3"/>
    </style:style>
    <style:style style:name="P16" style:family="paragraph" style:parent-style-name="Text_20_body" style:list-style-name="L57">
      <style:paragraph-properties fo:padding="0.0193in" fo:border="0.0008in solid #d9d9e3"/>
    </style:style>
    <style:style style:name="P17" style:family="paragraph" style:parent-style-name="Text_20_body" style:list-style-name="L58">
      <style:paragraph-properties fo:padding="0.0193in" fo:border="0.0008in solid #d9d9e3"/>
    </style:style>
    <style:style style:name="P18" style:family="paragraph" style:parent-style-name="Text_20_body" style:list-style-name="L59">
      <style:paragraph-properties fo:padding="0.0193in" fo:border="0.0008in solid #d9d9e3"/>
    </style:style>
    <style:style style:name="P19" style:family="paragraph" style:parent-style-name="Text_20_body" style:list-style-name="L60">
      <style:paragraph-properties fo:padding="0.0193in" fo:border="0.0008in solid #d9d9e3"/>
    </style:style>
    <style:style style:name="P20" style:family="paragraph" style:parent-style-name="Text_20_body" style:list-style-name="L61">
      <style:paragraph-properties fo:padding="0.0193in" fo:border="0.0008in solid #d9d9e3"/>
    </style:style>
    <style:style style:name="P21" style:family="paragraph" style:parent-style-name="Text_20_body" style:list-style-name="L62">
      <style:paragraph-properties fo:padding="0.0193in" fo:border="0.0008in solid #d9d9e3"/>
    </style:style>
    <style:style style:name="P22" style:family="paragraph" style:parent-style-name="Text_20_body" style:list-style-name="L63">
      <style:paragraph-properties fo:padding="0.0193in" fo:border="0.0008in solid #d9d9e3"/>
    </style:style>
    <style:style style:name="P23" style:family="paragraph" style:parent-style-name="Text_20_body" style:list-style-name="L64">
      <style:paragraph-properties fo:padding="0.0193in" fo:border="0.0008in solid #d9d9e3"/>
    </style:style>
    <style:style style:name="P24" style:family="paragraph" style:parent-style-name="Text_20_body" style:list-style-name="L65">
      <style:paragraph-properties fo:padding="0.0193in" fo:border="0.0008in solid #d9d9e3"/>
    </style:style>
    <style:style style:name="P25" style:family="paragraph" style:parent-style-name="Text_20_body" style:list-style-name="L66">
      <style:paragraph-properties fo:padding="0.0193in" fo:border="0.0008in solid #d9d9e3"/>
    </style:style>
    <style:style style:name="P26" style:family="paragraph" style:parent-style-name="Text_20_body" style:list-style-name="L67">
      <style:paragraph-properties fo:padding="0.0193in" fo:border="0.0008in solid #d9d9e3"/>
    </style:style>
    <style:style style:name="P27" style:family="paragraph" style:parent-style-name="Text_20_body" style:list-style-name="L68">
      <style:paragraph-properties fo:padding="0.0193in" fo:border="0.0008in solid #d9d9e3"/>
    </style:style>
    <style:style style:name="P28" style:family="paragraph" style:parent-style-name="Text_20_body" style:list-style-name="L69">
      <style:paragraph-properties fo:padding="0.0193in" fo:border="0.0008in solid #d9d9e3"/>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text:start-value="1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text:start-value="1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text:start-value="1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number text:level="1" text:style-name="Numbering_20_Symbols" style:num-suffix="." style:num-format="1" text:start-value="1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number text:level="1" text:style-name="Numbering_20_Symbols" style:num-suffix="." style:num-format="1" text:start-value="1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mpts:</text:p>
      <text:p text:style-name="Standard"/>
      <text:p text:style-name="Standard">I am a unity developer working in c# on a 3d game.</text:p>
      <text:p text:style-name="Standard"/>
      <text:p text:style-name="Standard">I am a unity developer working in c# on a 3d game. I will provide you code and I want you to return the minumum verbal description of some code which will communicate to you in a future chat enough information about my code to discuss it? You will not need to know the detail of the code, just its general function, and the signature (such as parameters and return types) and brief description of anything declared as public. Please ignore all duplicate code, just exclude it from the summaries. Please only include the description of the code, not any additional comments or discussion. Please provide a name for the whole of each set of classes presented, under the assumption that they work together in a system, and use it as a header for your response.</text:p>
      <text:p text:style-name="Standard"/>
      <text:p text:style-name="Standard"/>
      <text:p text:style-name="Standard">Can you format this text for me? Focus on easy readability without getting too fancy. No highlights and only change text size for headers.</text:p>
      <text:p text:style-name="Standard"/>
      <text:p text:style-name="Standard">Can you provide a short summary of a system of inter-related code for me? I will provide a more detailed summary. Focus on a high level explanation geared towards your own consumption in a future chat. Affirmatively state things as though you are the creator, as this is supposed to be sent verbatim to you, with you acting as my voice. You do not need to provide a listing of all of the classes, methods, fields, etc, this will serve as a broad overview and details like that will be generated seperately. </text:p>
      <text:p text:style-name="Standard"/>
      <text:p text:style-name="Standard"/>
      <text:p text:style-name="Text_20_body"><text:span text:style-name="Strong_20_Emphasis">AI Behavior Decorator Attributes Summary:</text:span></text:p>
      <text:p text:style-name="P13">I've created a comprehensive system of attributes to decorate methods and make them visible or usable by the AI in specific conditions.</text:p>
      <text:list xml:id="list4161823947766641104" text:style-name="L68">
        <text:list-item>
          <text:p text:style-name="P10"><text:span text:style-name="Strong_20_Emphasis">Base Attribute</text:span>: Every attribute begins with <text:span text:style-name="Source_20_Text">CustomAIAttributeBase</text:span>.</text:p>
        </text:list-item>
        <text:list-item>
          <text:p text:style-name="P10"><text:span text:style-name="Strong_20_Emphasis">Method Awareness Decorators</text:span>: AI is made aware of methods decorated with <text:span text:style-name="Source_20_Text">AIAttackAttribute</text:span>, <text:span text:style-name="Source_20_Text">AIInvoluntaryAttribute</text:span>, and <text:span text:style-name="Source_20_Text">AIMovementAttribute</text:span>, but these methods are not selectable by AI.</text:p>
        </text:list-item>
        <text:list-item>
          <text:p text:style-name="P10"><text:span text:style-name="Strong_20_Emphasis">Optionality Decorators</text:span>: Methods that can be influenced by optional fields, risks, or rewards have respective decorators (<text:span text:style-name="Source_20_Text">AIOptionalInfluencerAttribute</text:span>, <text:span text:style-name="Source_20_Text">AIOptionalRiskAttribute</text:span>, <text:span text:style-name="Source_20_Text">AIOptionalRewardAttribute</text:span>). Each comes with a property that describes the type of influencer, risk, or reward.</text:p>
        </text:list-item>
        <text:list-item>
          <text:p text:style-name="P10"><text:span text:style-name="Strong_20_Emphasis">Requirements Decorators</text:span>: Several decorators like <text:span text:style-name="Source_20_Text">AIRequiredFieldExistsAttribute</text:span>, <text:span text:style-name="Source_20_Text">AIRequiredFieldFalseAttribute</text:span>, etc., are designed to specify method preconditions. These contain properties to evaluate specific fields.</text:p>
        </text:list-item>
        <text:list-item>
          <text:p text:style-name="P27"><text:span text:style-name="Strong_20_Emphasis">Input Decorators</text:span>: Methods that necessitate specific input parameters use <text:span text:style-name="Source_20_Text">AIRequiredInputAndAttribute</text:span> and <text:span text:style-name="Source_20_Text">AIRequiredInputOrAttribute</text:span> decorators.</text:p>
        </text:list-item>
      </text:list>
      <text:p text:style-name="P13"><text:span text:style-name="Strong_20_Emphasis"/></text:p>
      <text:list xml:id="list4308156441950999830" text:style-name="L55">
        <text:list-item>
          <text:p text:style-name="P14"><text:span text:style-name="Strong_20_Emphasis">CustomAIAttributeBase</text:span></text:p>
          <text:list>
            <text:list-item>
              <text:p text:style-name="P2">An abstract base attribute class.</text:p>
            </text:list-item>
          </text:list>
        </text:list-item>
        <text:list-item>
          <text:p text:style-name="P14"><text:span text:style-name="Strong_20_Emphasis">AIAttackAttribute</text:span></text:p>
          <text:list>
            <text:list-item>
              <text:p text:style-name="P2"><text:soft-page-break/>Decorator for methods AI should be aware of but can't select.</text:p>
            </text:list-item>
          </text:list>
        </text:list-item>
        <text:list-item>
          <text:p text:style-name="P14"><text:span text:style-name="Strong_20_Emphasis">AIInvoluntaryAttribute</text:span></text:p>
          <text:list>
            <text:list-item>
              <text:p text:style-name="P2">Decorator for methods AI should be aware of but can't select.</text:p>
            </text:list-item>
          </text:list>
        </text:list-item>
        <text:list-item>
          <text:p text:style-name="P14"><text:span text:style-name="Strong_20_Emphasis">AIMovementAttribute</text:span></text:p>
          <text:list>
            <text:list-item>
              <text:p text:style-name="P2">Decorator for methods AI should be aware of but can't select.</text:p>
            </text:list-item>
          </text:list>
        </text:list-item>
        <text:list-item>
          <text:p text:style-name="P14"><text:span text:style-name="Strong_20_Emphasis">AIOptionalInfluencerAttribute</text:span></text:p>
          <text:list>
            <text:list-item>
              <text:p text:style-name="P2">Decorator for methods influenced by optional fields.</text:p>
            </text:list-item>
            <text:list-item>
              <text:p text:style-name="P2">Public Property: Type InfluencerType</text:p>
            </text:list-item>
          </text:list>
        </text:list-item>
        <text:list-item>
          <text:p text:style-name="P14"><text:span text:style-name="Strong_20_Emphasis">AIOptionalRewardAttribute</text:span></text:p>
          <text:list>
            <text:list-item>
              <text:p text:style-name="P2">Decorator for methods with optional rewards.</text:p>
            </text:list-item>
            <text:list-item>
              <text:p text:style-name="P2">Public Property: Type RewardType</text:p>
            </text:list-item>
          </text:list>
        </text:list-item>
        <text:list-item>
          <text:p text:style-name="P14"><text:span text:style-name="Strong_20_Emphasis">AIOptionalRiskAttribute</text:span></text:p>
          <text:list>
            <text:list-item>
              <text:p text:style-name="P2">Decorator for methods with optional risks.</text:p>
            </text:list-item>
            <text:list-item>
              <text:p text:style-name="P2">Public Property: Type RiskType</text:p>
            </text:list-item>
          </text:list>
        </text:list-item>
        <text:list-item>
          <text:p text:style-name="P14"><text:span text:style-name="Strong_20_Emphasis">AIRequiredFieldExistsAttribute</text:span></text:p>
          <text:list>
            <text:list-item>
              <text:p text:style-name="P2">Decorator for methods requiring certain fields to exist.</text:p>
            </text:list-item>
            <text:list-item>
              <text:p text:style-name="P2">Public Property: Type FieldToEvaluate</text:p>
            </text:list-item>
          </text:list>
        </text:list-item>
        <text:list-item>
          <text:p text:style-name="P14"><text:span text:style-name="Strong_20_Emphasis">AIRequiredFieldFalseAttribute</text:span></text:p>
          <text:list>
            <text:list-item>
              <text:p text:style-name="P2">Decorator for methods requiring certain fields to evaluate to false.</text:p>
            </text:list-item>
            <text:list-item>
              <text:p text:style-name="P2">Public Property: Type FieldToEvaluate</text:p>
            </text:list-item>
          </text:list>
        </text:list-item>
        <text:list-item>
          <text:p text:style-name="P14"><text:span text:style-name="Strong_20_Emphasis">AIRequiredFieldTrueAttribute</text:span></text:p>
        </text:list-item>
      </text:list>
      <text:list xml:id="list1099807140037214570" text:style-name="L56">
        <text:list-item>
          <text:p text:style-name="P3">Decorator for methods requiring certain fields to evaluate to true.</text:p>
        </text:list-item>
        <text:list-item>
          <text:p text:style-name="P15">Public Property: Type FieldToEvaluate</text:p>
        </text:list-item>
      </text:list>
      <text:list xml:id="list5989154072967074206" text:style-name="L57">
        <text:list-item>
          <text:p text:style-name="P16"><text:span text:style-name="Strong_20_Emphasis">AIRequiredInfluencerAttribute</text:span></text:p>
        </text:list-item>
      </text:list>
      <text:list xml:id="list5273848325621528993" text:style-name="L58">
        <text:list-item>
          <text:p text:style-name="P4">Decorator for methods influenced by required fields.</text:p>
        </text:list-item>
        <text:list-item>
          <text:p text:style-name="P17">Public Property: Type InfluencerType</text:p>
        </text:list-item>
      </text:list>
      <text:list xml:id="list7625345162493126745" text:style-name="L59">
        <text:list-item>
          <text:p text:style-name="P18"><text:span text:style-name="Strong_20_Emphasis">AIRequiredInputAndAttribute</text:span></text:p>
        </text:list-item>
      </text:list>
      <text:list xml:id="list8219348455053702813" text:style-name="L60">
        <text:list-item>
          <text:p text:style-name="P5">Decorator for methods requiring all provided parameters.</text:p>
        </text:list-item>
        <text:list-item>
          <text:p text:style-name="P19">Public Property: Type[] InputTypes</text:p>
        </text:list-item>
      </text:list>
      <text:list xml:id="list2792721688009465555" text:style-name="L61">
        <text:list-item>
          <text:p text:style-name="P20"><text:span text:style-name="Strong_20_Emphasis">AIRequiredInputOrAttribute</text:span></text:p>
        </text:list-item>
      </text:list>
      <text:list xml:id="list5124665528481663760" text:style-name="L62">
        <text:list-item>
          <text:p text:style-name="P6">Decorator for methods requiring any of the provided parameters.</text:p>
        </text:list-item>
        <text:list-item>
          <text:p text:style-name="P21">Public Property: Type[] InputTypes</text:p>
        </text:list-item>
      </text:list>
      <text:list xml:id="list6425975718165409087" text:style-name="L63">
        <text:list-item>
          <text:p text:style-name="P22"><text:span text:style-name="Strong_20_Emphasis">AIRequiredRewardAttribute</text:span></text:p>
        </text:list-item>
      </text:list>
      <text:list xml:id="list188655245139404259" text:style-name="L64">
        <text:list-item>
          <text:p text:style-name="P7">Decorator for methods with required positive outcomes.</text:p>
        </text:list-item>
        <text:list-item>
          <text:p text:style-name="P23">Public Property: Type RewardType</text:p>
        </text:list-item>
      </text:list>
      <text:list xml:id="list5747051220763247412" text:style-name="L65">
        <text:list-item>
          <text:p text:style-name="P24"><text:span text:style-name="Strong_20_Emphasis">AIRequiredRiskAttribute</text:span></text:p>
        </text:list-item>
      </text:list>
      <text:list xml:id="list4046904134378382850" text:style-name="L66">
        <text:list-item>
          <text:p text:style-name="P8">Decorator for methods with required negative outcomes.</text:p>
        </text:list-item>
        <text:list-item>
          <text:p text:style-name="P25">Public Property: Type RiskType</text:p>
        </text:list-item>
      </text:list>
      <text:p text:style-name="Horizontal_20_Line"/>
      <text:p text:style-name="P13"><text:soft-page-break/><text:span text:style-name="Strong_20_Emphasis"/></text:p>
      <text:p text:style-name="P13"><text:span text:style-name="Strong_20_Emphasis">Entity Behavior and Property Interfaces Summary:</text:span></text:p>
      <text:p text:style-name="P13">Our entities follow strict behavioral interfaces to dictate how they interact within the system.</text:p>
      <text:list xml:id="list1048604457618437769" text:style-name="L69">
        <text:list-item>
          <text:p text:style-name="P11"><text:span text:style-name="Strong_20_Emphasis">Base Interface</text:span>: <text:span text:style-name="Source_20_Text">CustomAIAttributeBase</text:span> serves as the foundational interface.</text:p>
        </text:list-item>
        <text:list-item>
          <text:p text:style-name="P11"><text:span text:style-name="Strong_20_Emphasis">Physical Components</text:span>: Interfaces like <text:span text:style-name="Source_20_Text">IUseMeshRenderer</text:span>, <text:span text:style-name="Source_20_Text">IUseRigidbody</text:span>, and <text:span text:style-name="Source_20_Text">IUseSightBox</text:span> dictate entities with particular components.</text:p>
        </text:list-item>
        <text:list-item>
          <text:p text:style-name="P11"><text:span text:style-name="Strong_20_Emphasis">Life and Damage</text:span>: There are interfaces that manage the life state (<text:span text:style-name="Source_20_Text">IAmAlive</text:span>, <text:span text:style-name="Source_20_Text">ICanDie</text:span>) and how entities can be damaged or digest (<text:span text:style-name="Source_20_Text">ICanBeDamaged</text:span>, <text:span text:style-name="Source_20_Text">ICanBeDigested</text:span>).</text:p>
        </text:list-item>
        <text:list-item>
          <text:p text:style-name="P11"><text:span text:style-name="Strong_20_Emphasis">Sensory and Vision</text:span>: Entities with the capability to see are described with <text:span text:style-name="Source_20_Text">ICanSee</text:span> and <text:span text:style-name="Source_20_Text">IHaveEyes</text:span>. This defines how they perceive the world.</text:p>
        </text:list-item>
        <text:list-item>
          <text:p text:style-name="P28"><text:span text:style-name="Strong_20_Emphasis">Physical Traits</text:span>: Several interfaces describe entity properties such as mass (<text:span text:style-name="Source_20_Text">IHaveMass</text:span>), growth speed (<text:span text:style-name="Source_20_Text">IHaveGrowthSpeed</text:span>), nutrition (<text:span text:style-name="Source_20_Text">IHaveNutrition</text:span>), and various abilities related to tentacles.</text:p>
        </text:list-item>
      </text:list>
      <text:p text:style-name="P13">This system allows our AI to recognize and process methods based on attributes, ensuring a dynamic, adaptable, and condition-specific response. Entities, with their specified behaviors, can easily interplay within this AI system.</text:p>
      <text:p text:style-name="P1"><text:span text:style-name="Strong_20_Emphasis"/></text:p>
      <text:list xml:id="list4187264282074565420" text:style-name="L67">
        <text:list-item>
          <text:p text:style-name="P26"><text:span text:style-name="Strong_20_Emphasis">CustomAIAttributeBase</text:span></text:p>
          <text:list>
            <text:list-item>
              <text:p text:style-name="P9">An abstract base attribute class.</text:p>
            </text:list-item>
          </text:list>
        </text:list-item>
        <text:list-item>
          <text:p text:style-name="P26"><text:span text:style-name="Strong_20_Emphasis">IUseMeshRenderer</text:span></text:p>
          <text:list>
            <text:list-item>
              <text:p text:style-name="P9">Public Property: MeshRenderer meshRenderer</text:p>
            </text:list-item>
          </text:list>
        </text:list-item>
        <text:list-item>
          <text:p text:style-name="P26"><text:span text:style-name="Strong_20_Emphasis">IUseRigidbody</text:span></text:p>
          <text:list>
            <text:list-item>
              <text:p text:style-name="P9">Public Property: Rigidbody rigidbody</text:p>
            </text:list-item>
          </text:list>
        </text:list-item>
        <text:list-item>
          <text:p text:style-name="P26"><text:span text:style-name="Strong_20_Emphasis">IUseSightBox</text:span></text:p>
          <text:list>
            <text:list-item>
              <text:p text:style-name="P9">Represents entities using sight boxes for heuristics.</text:p>
            </text:list-item>
            <text:list-item>
              <text:p text:style-name="P9">Public Properties:</text:p>
              <text:list>
                <text:list-item>
                  <text:p text:style-name="P9">BoxCollider sightBox</text:p>
                </text:list-item>
                <text:list-item>
                  <text:p text:style-name="P9">GameObjectRuntimeSet ThingsNearby</text:p>
                </text:list-item>
                <text:list-item>
                  <text:p text:style-name="P9">UnityLayerVariable ThingNearbyFilter</text:p>
                </text:list-item>
              </text:list>
            </text:list-item>
          </text:list>
        </text:list-item>
        <text:list-item>
          <text:p text:style-name="P26"><text:span text:style-name="Strong_20_Emphasis">IAmAlive</text:span></text:p>
          <text:list>
            <text:list-item>
              <text:p text:style-name="P9">Public Property: BooleanVariable IsAlive</text:p>
            </text:list-item>
          </text:list>
        </text:list-item>
        <text:list-item>
          <text:p text:style-name="P26"><text:span text:style-name="Strong_20_Emphasis">IAmImmuneToTargetingByTentacles</text:span></text:p>
          <text:list>
            <text:list-item>
              <text:p text:style-name="P9">No members.</text:p>
            </text:list-item>
          </text:list>
        </text:list-item>
        <text:list-item>
          <text:p text:style-name="P26"><text:span text:style-name="Strong_20_Emphasis">ICanBeDamaged</text:span></text:p>
          <text:list>
            <text:list-item>
              <text:p text:style-name="P9">Public Method: void BeDamaged(float, DamageTypeEnum)</text:p>
            </text:list-item>
          </text:list>
        </text:list-item>
        <text:list-item>
          <text:p text:style-name="P26"><text:span text:style-name="Strong_20_Emphasis">ICanBeDigested</text:span></text:p>
          <text:list>
            <text:list-item>
              <text:p text:style-name="P9">Public Method: float BeDigested(float)</text:p>
            </text:list-item>
          </text:list>
        </text:list-item>
        <text:list-item>
          <text:p text:style-name="P26"><text:span text:style-name="Strong_20_Emphasis">ICanDie</text:span></text:p>
          <text:list>
            <text:list-item>
              <text:p text:style-name="P9">Public Method: void Die()</text:p>
            </text:list-item>
          </text:list>
        </text:list-item>
        <text:list-item>
          <text:p text:style-name="P26"><text:soft-page-break/><text:span text:style-name="Strong_20_Emphasis">ICanGainNutrition</text:span></text:p>
          <text:list>
            <text:list-item>
              <text:p text:style-name="P9">Public Method: void GainNutrition(float)</text:p>
            </text:list-item>
          </text:list>
        </text:list-item>
        <text:list-item>
          <text:p text:style-name="P26"><text:span text:style-name="Strong_20_Emphasis">ICanSee</text:span></text:p>
          <text:list>
            <text:list-item>
              <text:p text:style-name="P9">Describes entities capable of seeing.</text:p>
            </text:list-item>
            <text:list-item>
              <text:p text:style-name="P9">Public Properties:</text:p>
              <text:list>
                <text:list-item>
                  <text:p text:style-name="P9">FloatVariable SightDistance</text:p>
                </text:list-item>
                <text:list-item>
                  <text:p text:style-name="P9">LayerMaskVariable OnlySeeMask</text:p>
                </text:list-item>
                <text:list-item>
                  <text:p text:style-name="P9">Dict_GameObjectToLastSeen ThingsSeen</text:p>
                </text:list-item>
              </text:list>
            </text:list-item>
          </text:list>
        </text:list-item>
        <text:list-item>
          <text:p text:style-name="P26"><text:span text:style-name="Strong_20_Emphasis">IHaveDigestDamageDealt</text:span></text:p>
          <text:list>
            <text:list-item>
              <text:p text:style-name="P9">Public Properties:</text:p>
              <text:list>
                <text:list-item>
                  <text:p text:style-name="P9">FloatVariable DigestDamageDealt</text:p>
                </text:list-item>
                <text:list-item>
                  <text:p text:style-name="P9">DamageTypeEnum DamageType with a fixed value of DamageTypeLibrary.AcidDamage</text:p>
                </text:list-item>
              </text:list>
            </text:list-item>
          </text:list>
        </text:list-item>
        <text:list-item>
          <text:p text:style-name="P26"><text:span text:style-name="Strong_20_Emphasis">IHaveEyes</text:span></text:p>
          <text:list>
            <text:list-item>
              <text:p text:style-name="P9">Represents entities with physical eyes.</text:p>
            </text:list-item>
            <text:list-item>
              <text:p text:style-name="P9">Public Property: GameObjectRuntimeSet Eyes</text:p>
            </text:list-item>
          </text:list>
        </text:list-item>
        <text:list-item>
          <text:p text:style-name="P26"><text:span text:style-name="Strong_20_Emphasis">IHaveGrowthSpeed</text:span></text:p>
          <text:list>
            <text:list-item>
              <text:p text:style-name="P9">Public Property: FloatVariable GrowthSpeed</text:p>
            </text:list-item>
          </text:list>
        </text:list-item>
        <text:list-item>
          <text:p text:style-name="P26"><text:span text:style-name="Strong_20_Emphasis">IHaveHitPoints</text:span></text:p>
          <text:list>
            <text:list-item>
              <text:p text:style-name="P9">Public Property: FloatVariable HitPoints</text:p>
            </text:list-item>
          </text:list>
        </text:list-item>
        <text:list-item>
          <text:p text:style-name="P26"><text:span text:style-name="Strong_20_Emphasis">IHaveMass</text:span></text:p>
          <text:list>
            <text:list-item>
              <text:p text:style-name="P9">Public Property: FloatVariable Mass</text:p>
            </text:list-item>
          </text:list>
        </text:list-item>
        <text:list-item>
          <text:p text:style-name="P26"><text:span text:style-name="Strong_20_Emphasis">IHaveMassPerCubicFoot</text:span></text:p>
          <text:list>
            <text:list-item>
              <text:p text:style-name="P9">Public Property: FloatVariable MassPerCubicFoot</text:p>
            </text:list-item>
          </text:list>
        </text:list-item>
        <text:list-item>
          <text:p text:style-name="P26"><text:span text:style-name="Strong_20_Emphasis">IHaveMaxTentacles</text:span></text:p>
          <text:list>
            <text:list-item>
              <text:p text:style-name="P9">Public Property: IntegerVariable MaxTentacles</text:p>
            </text:list-item>
          </text:list>
        </text:list-item>
        <text:list-item>
          <text:p text:style-name="P26"><text:span text:style-name="Strong_20_Emphasis">IHaveMoveSpeed</text:span></text:p>
          <text:list>
            <text:list-item>
              <text:p text:style-name="P9">Public Property: FloatVariable MoveSpeed</text:p>
            </text:list-item>
          </text:list>
        </text:list-item>
        <text:list-item>
          <text:p text:style-name="P26"><text:span text:style-name="Strong_20_Emphasis">IHaveNutrition</text:span></text:p>
          <text:list>
            <text:list-item>
              <text:p text:style-name="P9">Public Property: FloatVariable Nutrition</text:p>
            </text:list-item>
          </text:list>
        </text:list-item>
        <text:list-item>
          <text:p text:style-name="P26"><text:span text:style-name="Strong_20_Emphasis">IHaveRotateSpeed</text:span></text:p>
          <text:list>
            <text:list-item>
              <text:p text:style-name="P9">Public Property: FloatVariable RotateSpeed</text:p>
            </text:list-item>
          </text:list>
        </text:list-item>
        <text:list-item>
          <text:p text:style-name="P26"><text:span text:style-name="Strong_20_Emphasis">IHaveSightDistance</text:span></text:p>
          <text:list>
            <text:list-item>
              <text:p text:style-name="P9">Public Property: FloatVariable SightDistance</text:p>
            </text:list-item>
          </text:list>
        </text:list-item>
        <text:list-item>
          <text:p text:style-name="P26"><text:span text:style-name="Strong_20_Emphasis">IHaveSuckSpeed</text:span></text:p>
          <text:list>
            <text:list-item>
              <text:p text:style-name="P9">Public Property: FloatVariable SuckSpeed</text:p>
            </text:list-item>
          </text:list>
        </text:list-item>
        <text:list-item>
          <text:p text:style-name="P26"><text:span text:style-name="Strong_20_Emphasis">IHaveTentacleHitSpeed</text:span></text:p>
          <text:list>
            <text:list-item>
              <text:p text:style-name="P9"><text:soft-page-break/>Public Property: FloatVariable TentacleHitSpeed</text:p>
            </text:list-item>
          </text:list>
        </text:list-item>
        <text:list-item>
          <text:p text:style-name="P26"><text:span text:style-name="Strong_20_Emphasis">IHaveTentacleReach</text:span></text:p>
          <text:list>
            <text:list-item>
              <text:p text:style-name="P9">Public Properties:</text:p>
              <text:list>
                <text:list-item>
                  <text:p text:style-name="P9">FloatVariable MinTentacleReach</text:p>
                </text:list-item>
                <text:list-item>
                  <text:p text:style-name="P9">FloatVariable MaxTentacleReach</text:p>
                </text:list-item>
              </text:list>
            </text:list-item>
          </text:list>
        </text:list-item>
        <text:list-item>
          <text:p text:style-name="P26"><text:span text:style-name="Strong_20_Emphasis">IHaveThingsInMyStomach</text:span></text:p>
          <text:list>
            <text:list-item>
              <text:p text:style-name="P9">Public Properties:</text:p>
              <text:list>
                <text:list-item>
                  <text:p text:style-name="P9">FloatVariable DragInsideStomach</text:p>
                </text:list-item>
                <text:list-item>
                  <text:p text:style-name="P9">FloatVariable AngularDragInsideStomach</text:p>
                </text:list-item>
              </text:list>
            </text:list-item>
          </text:list>
        </text:list-item>
        <text:list-item>
          <text:p text:style-name="P26"><text:span text:style-name="Strong_20_Emphasis">IHaveThingsSeen</text:span></text:p>
          <text:list>
            <text:list-item>
              <text:p text:style-name="P26">Public Property: FloatVariable GrowthSpeed</text:p>
            </text:list-item>
          </text:list>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Courier New1" svg:font-family="'Courier New', monospace"/>
    <style:font-face style:name="OpenSymbol" svg:font-family="OpenSymbol"/>
    <style:font-face style:name="Roboto" svg:font-family="Roboto, sans-serif"/>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1M3S</meta:editing-duration>
    <meta:editing-cycles>17</meta:editing-cycles>
    <meta:generator>OpenOffice/4.1.14$Win32 OpenOffice.org_project/4114m1$Build-9811</meta:generator>
    <dc:date>2023-08-11T14:02:25.26</dc:date>
    <meta:document-statistic meta:table-count="0" meta:image-count="0" meta:object-count="0" meta:page-count="5" meta:paragraph-count="130" meta:word-count="1002" meta:character-count="7278"/>
    <meta:user-defined meta:name="Info 1"/>
    <meta:user-defined meta:name="Info 2"/>
    <meta:user-defined meta:name="Info 3"/>
    <meta:user-defined meta:name="Info 4"/>
  </office:meta>
</office:document-meta>
</file>